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0.6535in"/>
    </style:style>
    <style:style style:name="co22" style:family="table-column">
      <style:table-column-properties fo:break-before="auto" style:column-width="0.8898in"/>
    </style:style>
    <style:style style:name="co23" style:family="table-column">
      <style:table-column-properties fo:break-before="auto" style:column-width="0.6217in"/>
    </style:style>
    <style:style style:name="co24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6646in"/>
    </style:style>
    <style:style style:name="co26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ce18"/>
        <table:table-column table:style-name="co16" table:default-cell-style-name="ce18"/>
        <table:table-column table:style-name="co12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17" table:default-cell-style-name="ce18"/>
        <table:table-column table:style-name="co1" table:number-columns-repeated="8" table:default-cell-style-name="Default"/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  <table:table-cell table:number-columns-repeated="2"/>
          <table:table-cell office:value-type="string" calcext:value-type="string">
            <text:p>NVM sum test cpu 0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float" office:value="6455.2" calcext:value-type="float">
            <text:p>6455.2</text:p>
          </table:table-cell>
          <table:table-cell table:style-name="ce10" office:value-type="float" office:value="4492.9" calcext:value-type="float">
            <text:p>4492.9</text:p>
          </table:table-cell>
          <table:table-cell table:style-name="ce10" office:value-type="float" office:value="6134.2" calcext:value-type="float">
            <text:p>6134.2</text:p>
          </table:table-cell>
          <table:table-cell table:style-name="ce10" office:value-type="float" office:value="5451.6" calcext:value-type="float">
            <text:p>5451.6</text:p>
          </table:table-cell>
          <table:table-cell table:style-name="ce10" office:value-type="float" office:value="5422.2" calcext:value-type="float">
            <text:p>5422.2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office:value-type="float" office:value="12606.9" calcext:value-type="float">
            <text:p>12606.9</text:p>
          </table:table-cell>
          <table:table-cell table:style-name="ce10" office:value-type="float" office:value="8783.7" calcext:value-type="float">
            <text:p>8783.7</text:p>
          </table:table-cell>
          <table:table-cell table:style-name="ce10" office:value-type="float" office:value="11978.3" calcext:value-type="float">
            <text:p>11978.3</text:p>
          </table:table-cell>
          <table:table-cell table:style-name="ce10" office:value-type="float" office:value="10631" calcext:value-type="float">
            <text:p>10631.0</text:p>
          </table:table-cell>
          <table:table-cell table:style-name="ce10" office:value-type="float" office:value="10423.9" calcext:value-type="float">
            <text:p>10423.9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18284.2" calcext:value-type="float">
            <text:p>18284.2</text:p>
          </table:table-cell>
          <table:table-cell table:style-name="ce10" office:value-type="float" office:value="12732.8" calcext:value-type="float">
            <text:p>12732.8</text:p>
          </table:table-cell>
          <table:table-cell table:style-name="ce10" office:value-type="float" office:value="17392.6" calcext:value-type="float">
            <text:p>17392.6</text:p>
          </table:table-cell>
          <table:table-cell table:style-name="ce10" office:value-type="float" office:value="15414.4" calcext:value-type="float">
            <text:p>15414.4</text:p>
          </table:table-cell>
          <table:table-cell table:style-name="ce10" office:value-type="float" office:value="15141.5" calcext:value-type="float">
            <text:p>15141.5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office:value-type="float" office:value="24033.7" calcext:value-type="float">
            <text:p>24033.7</text:p>
          </table:table-cell>
          <table:table-cell table:style-name="ce10" office:value-type="float" office:value="16760.6" calcext:value-type="float">
            <text:p>16760.6</text:p>
          </table:table-cell>
          <table:table-cell table:style-name="ce10" office:value-type="float" office:value="22869.3" calcext:value-type="float">
            <text:p>22869.3</text:p>
          </table:table-cell>
          <table:table-cell table:style-name="ce10" office:value-type="float" office:value="20280.1" calcext:value-type="float">
            <text:p>20280.1</text:p>
          </table:table-cell>
          <table:table-cell table:style-name="ce10" office:value-type="float" office:value="19841.8" calcext:value-type="float">
            <text:p>1984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([.F4]+[.F5])/[.B10]" office:value-type="float" office:value="124.548508981554" calcext:value-type="float">
            <text:p>124.55</text:p>
          </table:table-cell>
          <table:table-cell table:style-name="ce18" office:value-type="float" office:value="106.47724" calcext:value-type="float">
            <text:p>106.4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office:value-type="float" office:value="29584.8" calcext:value-type="float">
            <text:p>29584.8</text:p>
          </table:table-cell>
          <table:table-cell table:style-name="ce10" office:value-type="float" office:value="20683.6" calcext:value-type="float">
            <text:p>20683.6</text:p>
          </table:table-cell>
          <table:table-cell table:style-name="ce10" office:value-type="float" office:value="28242.3" calcext:value-type="float">
            <text:p>28242.3</text:p>
          </table:table-cell>
          <table:table-cell table:style-name="ce10" office:value-type="float" office:value="25052.1" calcext:value-type="float">
            <text:p>25052.1</text:p>
          </table:table-cell>
          <table:table-cell table:style-name="ce10" office:value-type="float" office:value="24489.6" calcext:value-type="float">
            <text:p>2448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11]" office:value-type="float" office:value="124.166105515061" calcext:value-type="float">
            <text:p>124.17</text:p>
          </table:table-cell>
          <table:table-cell table:style-name="ce18" office:value-type="float" office:value="107.572792" calcext:value-type="float">
            <text:p>107.5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" office:value-type="float" office:value="35355.3" calcext:value-type="float">
            <text:p>35355.3</text:p>
          </table:table-cell>
          <table:table-cell table:style-name="ce10" office:value-type="float" office:value="24818.6" calcext:value-type="float">
            <text:p>24818.6</text:p>
          </table:table-cell>
          <table:table-cell table:style-name="ce10" office:value-type="float" office:value="33865.8" calcext:value-type="float">
            <text:p>33865.8</text:p>
          </table:table-cell>
          <table:table-cell table:style-name="ce10" office:value-type="float" office:value="30064.3" calcext:value-type="float">
            <text:p>30064.3</text:p>
          </table:table-cell>
          <table:table-cell table:style-name="ce10" office:value-type="float" office:value="29347" calcext:value-type="float">
            <text:p>2934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12]" office:value-type="float" office:value="124.259239158097" calcext:value-type="float">
            <text:p>124.26</text:p>
          </table:table-cell>
          <table:table-cell table:style-name="ce18" office:value-type="float" office:value="111.84962" calcext:value-type="float">
            <text:p>111.8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" office:value-type="float" office:value="37564.9" calcext:value-type="float">
            <text:p>37564.9</text:p>
          </table:table-cell>
          <table:table-cell table:style-name="ce10" office:value-type="float" office:value="24631.4" calcext:value-type="float">
            <text:p>24631.4</text:p>
          </table:table-cell>
          <table:table-cell table:style-name="ce10" office:value-type="float" office:value="29185.7" calcext:value-type="float">
            <text:p>29185.7</text:p>
          </table:table-cell>
          <table:table-cell table:style-name="ce10" office:value-type="float" office:value="26727.6" calcext:value-type="float">
            <text:p>26727.6</text:p>
          </table:table-cell>
          <table:table-cell table:style-name="ce10" office:value-type="float" office:value="34074.4" calcext:value-type="float">
            <text:p>3407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13]" office:value-type="float" office:value="125.009368371975" calcext:value-type="float">
            <text:p>125.01</text:p>
          </table:table-cell>
          <table:table-cell table:style-name="ce18" office:value-type="float" office:value="137.925629" calcext:value-type="float">
            <text:p>137.93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float" office:value="45400.6" calcext:value-type="float">
            <text:p>45400.6</text:p>
          </table:table-cell>
          <table:table-cell table:style-name="ce10" office:value-type="float" office:value="31945.8" calcext:value-type="float">
            <text:p>31945.8</text:p>
          </table:table-cell>
          <table:table-cell table:style-name="ce10" office:value-type="float" office:value="43520.9" calcext:value-type="float">
            <text:p>43520.9</text:p>
          </table:table-cell>
          <table:table-cell table:style-name="ce10" office:value-type="float" office:value="38752.7" calcext:value-type="float">
            <text:p>38752.7</text:p>
          </table:table-cell>
          <table:table-cell table:style-name="ce10" office:value-type="float" office:value="37750" calcext:value-type="float">
            <text:p>377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14]" office:value-type="float" office:value="125.043404608633" calcext:value-type="float">
            <text:p>125.04</text:p>
          </table:table-cell>
          <table:table-cell table:style-name="ce18" office:value-type="float" office:value="147.566254" calcext:value-type="float">
            <text:p>147.5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office:value-type="float" office:value="48372" calcext:value-type="float">
            <text:p>48372.0</text:p>
          </table:table-cell>
          <table:table-cell table:style-name="ce10" office:value-type="float" office:value="33983.1" calcext:value-type="float">
            <text:p>33983.1</text:p>
          </table:table-cell>
          <table:table-cell table:style-name="ce10" office:value-type="float" office:value="46176" calcext:value-type="float">
            <text:p>46176.0</text:p>
          </table:table-cell>
          <table:table-cell table:style-name="ce10" office:value-type="float" office:value="41174.1" calcext:value-type="float">
            <text:p>41174.1</text:p>
          </table:table-cell>
          <table:table-cell table:style-name="ce10" office:value-type="float" office:value="40607.1" calcext:value-type="float">
            <text:p>4060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5]" office:value-type="float" office:value="126.612942822243" calcext:value-type="float">
            <text:p>126.61</text:p>
          </table:table-cell>
          <table:table-cell table:style-name="ce18" office:value-type="float" office:value="162.87338" calcext:value-type="float">
            <text:p>162.87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" office:value-type="float" office:value="52953.8" calcext:value-type="float">
            <text:p>52953.8</text:p>
          </table:table-cell>
          <table:table-cell table:style-name="ce10" office:value-type="float" office:value="37741.9" calcext:value-type="float">
            <text:p>37741.9</text:p>
          </table:table-cell>
          <table:table-cell table:style-name="ce10" office:value-type="float" office:value="51064.9" calcext:value-type="float">
            <text:p>51064.9</text:p>
          </table:table-cell>
          <table:table-cell table:style-name="ce10" office:value-type="float" office:value="45665.5" calcext:value-type="float">
            <text:p>45665.5</text:p>
          </table:table-cell>
          <table:table-cell table:style-name="ce10" office:value-type="float" office:value="45129.2" calcext:value-type="float">
            <text:p>45129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6]" office:value-type="float" office:value="129.914188568484" calcext:value-type="float">
            <text:p>129.91</text:p>
          </table:table-cell>
          <table:table-cell table:style-name="ce18" office:value-type="float" office:value="171.849353" calcext:value-type="float">
            <text:p>171.85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" office:value-type="float" office:value="56689.4" calcext:value-type="float">
            <text:p>56689.4</text:p>
          </table:table-cell>
          <table:table-cell table:style-name="ce10" office:value-type="float" office:value="41441.1" calcext:value-type="float">
            <text:p>41441.1</text:p>
          </table:table-cell>
          <table:table-cell table:style-name="ce10" office:value-type="float" office:value="55640.6" calcext:value-type="float">
            <text:p>55640.6</text:p>
          </table:table-cell>
          <table:table-cell table:style-name="ce10" office:value-type="float" office:value="50013.6" calcext:value-type="float">
            <text:p>50013.6</text:p>
          </table:table-cell>
          <table:table-cell table:style-name="ce10" office:value-type="float" office:value="49416.7" calcext:value-type="float">
            <text:p>494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99.345496" calcext:value-type="float">
            <text:p>199.35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" office:value-type="float" office:value="58537.3" calcext:value-type="float">
            <text:p>58537.3</text:p>
          </table:table-cell>
          <table:table-cell table:style-name="ce10" office:value-type="float" office:value="43532.5" calcext:value-type="float">
            <text:p>43532.5</text:p>
          </table:table-cell>
          <table:table-cell table:style-name="ce10" office:value-type="float" office:value="56954.3" calcext:value-type="float">
            <text:p>56954.3</text:p>
          </table:table-cell>
          <table:table-cell table:style-name="ce10" office:value-type="float" office:value="51616.4" calcext:value-type="float">
            <text:p>51616.4</text:p>
          </table:table-cell>
          <table:table-cell table:style-name="ce10" office:value-type="float" office:value="52280.9" calcext:value-type="float">
            <text:p>5228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8]" office:value-type="float" office:value="139.945818122575" calcext:value-type="float">
            <text:p>139.95</text:p>
          </table:table-cell>
          <table:table-cell table:style-name="ce18" office:value-type="float" office:value="235.154581" calcext:value-type="float">
            <text:p>235.1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" office:value-type="float" office:value="59904.7" calcext:value-type="float">
            <text:p>59904.7</text:p>
          </table:table-cell>
          <table:table-cell table:style-name="ce10" office:value-type="float" office:value="44258.9" calcext:value-type="float">
            <text:p>44258.9</text:p>
          </table:table-cell>
          <table:table-cell table:style-name="ce10" office:value-type="float" office:value="59200.8" calcext:value-type="float">
            <text:p>59200.8</text:p>
          </table:table-cell>
          <table:table-cell table:style-name="ce10" office:value-type="float" office:value="53467.5" calcext:value-type="float">
            <text:p>53467.5</text:p>
          </table:table-cell>
          <table:table-cell table:style-name="ce10" office:value-type="float" office:value="53727.5" calcext:value-type="float">
            <text:p>5372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9]" office:value-type="float" office:value="148.132208158423" calcext:value-type="float">
            <text:p>148.13</text:p>
          </table:table-cell>
          <table:table-cell table:style-name="ce18" office:value-type="float" office:value="235.506729" calcext:value-type="float">
            <text:p>235.51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" office:value-type="float" office:value="62678.7" calcext:value-type="float">
            <text:p>62678.7</text:p>
          </table:table-cell>
          <table:table-cell table:style-name="ce10" office:value-type="float" office:value="47558.2" calcext:value-type="float">
            <text:p>47558.2</text:p>
          </table:table-cell>
          <table:table-cell table:style-name="ce10" office:value-type="float" office:value="63158.1" calcext:value-type="float">
            <text:p>63158.1</text:p>
          </table:table-cell>
          <table:table-cell table:style-name="ce10" office:value-type="float" office:value="57325.7" calcext:value-type="float">
            <text:p>57325.7</text:p>
          </table:table-cell>
          <table:table-cell table:style-name="ce10" office:value-type="float" office:value="57790.7" calcext:value-type="float">
            <text:p>5779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20]" office:value-type="float" office:value="158.406162000089" calcext:value-type="float">
            <text:p>158.41</text:p>
          </table:table-cell>
          <table:table-cell table:style-name="ce18" office:value-type="float" office:value="240.330435" calcext:value-type="float">
            <text:p>240.33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" office:value-type="float" office:value="50577.2" calcext:value-type="float">
            <text:p>50577.2</text:p>
          </table:table-cell>
          <table:table-cell table:style-name="ce10" office:value-type="float" office:value="36717.5" calcext:value-type="float">
            <text:p>36717.5</text:p>
          </table:table-cell>
          <table:table-cell table:style-name="ce10" office:value-type="float" office:value="49718.4" calcext:value-type="float">
            <text:p>49718.4</text:p>
          </table:table-cell>
          <table:table-cell table:style-name="ce10" office:value-type="float" office:value="44182.5" calcext:value-type="float">
            <text:p>44182.5</text:p>
          </table:table-cell>
          <table:table-cell table:style-name="ce10" office:value-type="float" office:value="45334" calcext:value-type="float">
            <text:p>4533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21]" office:value-type="float" office:value="187.614418437221" calcext:value-type="float">
            <text:p>187.61</text:p>
          </table:table-cell>
          <table:table-cell table:style-name="ce18" office:value-type="float" office:value="288.708728" calcext:value-type="float">
            <text:p>288.71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" office:value-type="float" office:value="66047.5" calcext:value-type="float">
            <text:p>66047.5</text:p>
          </table:table-cell>
          <table:table-cell table:style-name="ce10" office:value-type="float" office:value="52866.6" calcext:value-type="float">
            <text:p>52866.6</text:p>
          </table:table-cell>
          <table:table-cell table:style-name="ce10" office:value-type="float" office:value="66134" calcext:value-type="float">
            <text:p>66134.0</text:p>
          </table:table-cell>
          <table:table-cell table:style-name="ce10" office:value-type="float" office:value="60444.3" calcext:value-type="float">
            <text:p>60444.3</text:p>
          </table:table-cell>
          <table:table-cell table:style-name="ce10" office:value-type="float" office:value="65552.6" calcext:value-type="float">
            <text:p>6555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22]" office:value-type="float" office:value="240.606689282417" calcext:value-type="float">
            <text:p>240.61</text:p>
          </table:table-cell>
          <table:table-cell table:style-name="ce18" office:value-type="float" office:value="351.7473" calcext:value-type="float">
            <text:p>351.7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23]" office:value-type="float" office:value="350.984622252825" calcext:value-type="float">
            <text:p>350.98</text:p>
          </table:table-cell>
          <table:table-cell table:style-name="ce18" office:value-type="float" office:value="464.624341" calcext:value-type="float">
            <text:p>464.62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24]" office:value-type="float" office:value="699.357736031119" calcext:value-type="float">
            <text:p>699.36</text:p>
          </table:table-cell>
          <table:table-cell table:style-name="ce18" office:value-type="float" office:value="823.711644" calcext:value-type="float">
            <text:p>823.71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table:style-name="ce18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  <table:table-cell table:number-columns-repeated="8"/>
        </table:table-row>
        <table:table-row table:style-name="ro1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table:style-name="ce18" office:value-type="float" office:value="170.838431" calcext:value-type="float">
            <text:p>170.84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87.734233" calcext:value-type="float">
            <text:p>787.7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style-name="ce18" table:formula="of:=[.F29]/[.B34]" office:value-type="float" office:value="81.2283709631165" calcext:value-type="float">
            <text:p>81.23</text:p>
          </table:table-cell>
          <table:table-cell table:style-name="ce18" office:value-type="float" office:value="86.307797" calcext:value-type="float">
            <text:p>86.31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8.059899" calcext:value-type="float">
            <text:p>418.0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style-name="ce18" table:formula="of:=[.F29]/[.B35]" office:value-type="float" office:value="52.7859452801921" calcext:value-type="float">
            <text:p>52.79</text:p>
          </table:table-cell>
          <table:table-cell table:style-name="ce18" office:value-type="float" office:value="61.267258" calcext:value-type="float">
            <text:p>61.27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300.26139" calcext:value-type="float">
            <text:p>300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style-name="ce18" table:formula="of:=[.F29]/[.B36]" office:value-type="float" office:value="39.7914059889175" calcext:value-type="float">
            <text:p>39.79</text:p>
          </table:table-cell>
          <table:table-cell table:style-name="ce18" office:value-type="float" office:value="167.576467" calcext:value-type="float">
            <text:p>167.5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70.866797" calcext:value-type="float">
            <text:p>270.8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style-name="ce18" table:formula="of:=[.F29]/[.B37]" office:value-type="float" office:value="31.179505847217" calcext:value-type="float">
            <text:p>31.18</text:p>
          </table:table-cell>
          <table:table-cell table:style-name="ce18" office:value-type="float" office:value="142.660027" calcext:value-type="float">
            <text:p>142.66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3.427408" calcext:value-type="float">
            <text:p>223.4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style-name="ce18" table:formula="of:=[.F29]/[.B38]" office:value-type="float" office:value="26.0815732991849" calcext:value-type="float">
            <text:p>26.08</text:p>
          </table:table-cell>
          <table:table-cell table:style-name="ce18" office:value-type="float" office:value="130.223588" calcext:value-type="float">
            <text:p>130.22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90.7504" calcext:value-type="float">
            <text:p>190.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style-name="ce18" table:formula="of:=[.F29]/[.B39]" office:value-type="float" office:value="21.7813855088272" calcext:value-type="float">
            <text:p>21.78</text:p>
          </table:table-cell>
          <table:table-cell table:style-name="ce18" office:value-type="float" office:value="102.659417" calcext:value-type="float">
            <text:p>102.66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0.029951" calcext:value-type="float">
            <text:p>160.0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style-name="ce18" table:formula="of:=[.F29]/[.B40]" office:value-type="float" office:value="19.2492903102471" calcext:value-type="float">
            <text:p>19.25</text:p>
          </table:table-cell>
          <table:table-cell table:style-name="ce18" office:value-type="float" office:value="95.365162" calcext:value-type="float">
            <text:p>95.37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54.616509" calcext:value-type="float">
            <text:p>154.62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style-name="ce18" table:formula="of:=[.F29]/[.B41]" office:value-type="float" office:value="17.1952592347879" calcext:value-type="float">
            <text:p>17.20</text:p>
          </table:table-cell>
          <table:table-cell table:style-name="ce18" office:value-type="float" office:value="105.503597" calcext:value-type="float">
            <text:p>105.5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61.312193" calcext:value-type="float">
            <text:p>161.31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style-name="ce18" table:formula="of:=[.F29]/[.B42]" office:value-type="float" office:value="15.2125327500278" calcext:value-type="float">
            <text:p>15.21</text:p>
          </table:table-cell>
          <table:table-cell table:style-name="ce18" office:value-type="float" office:value="93.384413" calcext:value-type="float">
            <text:p>93.38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38.334037" calcext:value-type="float">
            <text:p>138.33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style-name="ce18" table:formula="of:=[.F29]/[.B43]" office:value-type="float" office:value="13.7859182811476" calcext:value-type="float">
            <text:p>13.79</text:p>
          </table:table-cell>
          <table:table-cell table:style-name="ce18" office:value-type="float" office:value="89.370459" calcext:value-type="float">
            <text:p>89.3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7.127131" calcext:value-type="float">
            <text:p>147.13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style-name="ce18" table:formula="of:=[.F29]/[.B44]" office:value-type="float" office:value="12.7138466523756" calcext:value-type="float">
            <text:p>12.71</text:p>
          </table:table-cell>
          <table:table-cell table:style-name="ce18" office:value-type="float" office:value="83.420676" calcext:value-type="float">
            <text:p>83.4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2.353777" calcext:value-type="float">
            <text:p>132.35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style-name="ce18" table:formula="of:=[.F29]/[.B45]" office:value-type="float" office:value="11.4165615116619" calcext:value-type="float">
            <text:p>11.42</text:p>
          </table:table-cell>
          <table:table-cell table:style-name="ce18" office:value-type="float" office:value="70.451401" calcext:value-type="float">
            <text:p>70.45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103.905349" calcext:value-type="float">
            <text:p>103.91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style-name="ce18" table:formula="of:=[.F29]/[.B46]" office:value-type="float" office:value="10.6361978597377" calcext:value-type="float">
            <text:p>10.64</text:p>
          </table:table-cell>
          <table:table-cell table:style-name="ce18" office:value-type="float" office:value="48.577257" calcext:value-type="float">
            <text:p>48.58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7.362906" calcext:value-type="float">
            <text:p>77.3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style-name="ce18" table:formula="of:=[.F29]/[.B47]" office:value-type="float" office:value="10.0752725184112" calcext:value-type="float">
            <text:p>10.08</text:p>
          </table:table-cell>
          <table:table-cell table:style-name="ce18" office:value-type="float" office:value="21.698362" calcext:value-type="float">
            <text:p>21.70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645862" calcext:value-type="float">
            <text:p>63.65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7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style-name="ce18" table:formula="of:=([.F48]+[.F49])/[.B54]" office:value-type="float" office:value="0" calcext:value-type="float">
            <text:p>0.00</text:p>
          </table:table-cell>
          <table:table-cell table:style-name="ce18"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style-name="ce18" table:formula="of:=([.F48]+[.F49])/[.B55]" office:value-type="float" office:value="0" calcext:value-type="float">
            <text:p>0.00</text:p>
          </table:table-cell>
          <table:table-cell table:style-name="ce18"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style-name="ce18" table:formula="of:=([.F48]+[.F49])/[.B56]" office:value-type="float" office:value="0" calcext:value-type="float">
            <text:p>0.00</text:p>
          </table:table-cell>
          <table:table-cell table:style-name="ce18"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style-name="ce18" table:formula="of:=([.F48]+[.F49])/[.B57]" office:value-type="float" office:value="0" calcext:value-type="float">
            <text:p>0.00</text:p>
          </table:table-cell>
          <table:table-cell table:style-name="ce18"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style-name="ce18" table:formula="of:=([.F48]+[.F49])/[.B58]" office:value-type="float" office:value="0" calcext:value-type="float">
            <text:p>0.00</text:p>
          </table:table-cell>
          <table:table-cell table:style-name="ce18"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style-name="ce18" table:formula="of:=([.F48]+[.F49])/[.B59]" office:value-type="float" office:value="0" calcext:value-type="float">
            <text:p>0.00</text:p>
          </table:table-cell>
          <table:table-cell table:style-name="ce18"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style-name="ce18" table:formula="of:=([.F48]+[.F49])/[.B60]" office:value-type="float" office:value="0" calcext:value-type="float">
            <text:p>0.00</text:p>
          </table:table-cell>
          <table:table-cell table:style-name="ce18"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style-name="ce18" table:formula="of:=([.F48]+[.F49])/[.B61]" office:value-type="float" office:value="0" calcext:value-type="float">
            <text:p>0.00</text:p>
          </table:table-cell>
          <table:table-cell table:style-name="ce18"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style-name="ce18" table:formula="of:=([.F48]+[.F49])/[.B62]" office:value-type="float" office:value="0" calcext:value-type="float">
            <text:p>0.00</text:p>
          </table:table-cell>
          <table:table-cell table:style-name="ce18"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style-name="ce18" table:formula="of:=([.F48]+[.F49])/[.B63]" office:value-type="float" office:value="0" calcext:value-type="float">
            <text:p>0.00</text:p>
          </table:table-cell>
          <table:table-cell table:style-name="ce18"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style-name="ce18" table:formula="of:=([.F48]+[.F49])/[.B64]" office:value-type="float" office:value="0" calcext:value-type="float">
            <text:p>0.00</text:p>
          </table:table-cell>
          <table:table-cell table:style-name="ce18"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style-name="ce18" table:formula="of:=([.F48]+[.F49])/[.B65]" office:value-type="float" office:value="0" calcext:value-type="float">
            <text:p>0.00</text:p>
          </table:table-cell>
          <table:table-cell table:style-name="ce18" office:value-type="float" office:value="61.004739" calcext:value-type="float">
            <text:p>61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style-name="ce18" table:formula="of:=([.F48]+[.F49])/[.B66]" office:value-type="float" office:value="0" calcext:value-type="float">
            <text:p>0.00</text:p>
          </table:table-cell>
          <table:table-cell table:style-name="ce18" office:value-type="float" office:value="78.685509" calcext:value-type="float">
            <text:p>78.6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style-name="ce18" table:formula="of:=([.F48]+[.F49])/[.B67]" office:value-type="float" office:value="0" calcext:value-type="float">
            <text:p>0.00</text:p>
          </table:table-cell>
          <table:table-cell table:style-name="ce18" office:value-type="float" office:value="113.362786" calcext:value-type="float">
            <text:p>113.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style-name="ce18" table:formula="of:=([.F48]+[.F49])/[.B68]" office:value-type="float" office:value="0" calcext:value-type="float">
            <text:p>0.00</text:p>
          </table:table-cell>
          <table:table-cell table:style-name="ce18" office:value-type="float" office:value="207.541413" calcext:value-type="float">
            <text:p>207.5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ce22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style-name="ce22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ce22" office:value-type="string" calcext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ce22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ce22" office:value-type="string" calcext:value-type="string">
            <text:p>Idle Time</text:p>
          </table:table-cell>
          <table:table-cell table:number-columns-repeated="2" table:style-name="Default" office:value-type="string" calcext:value-type="string">
            <text:p>Time</text:p>
          </table:table-cell>
          <table:table-cell table:style-name="ce22" office:value-type="string" calcext:value-type="string">
            <text:p>Time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table:formula="of:=[.X65]-[.Y65]" office:value-type="float" office:value="106.47724" calcext:value-type="float">
            <text:p>106.48</text:p>
          </table:table-cell>
          <table:table-cell office:value-type="float" office:value="851.985727" calcext:value-type="float">
            <text:p>851.99</text:p>
          </table:table-cell>
          <table:table-cell table:style-name="ce23"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table:style-name="ce23" office:value-type="float" office:value="958.632081" calcext:value-type="float">
            <text:p>958.6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table:formula="of:=[.X66]-[.Y66]" office:value-type="float" office:value="107.572792" calcext:value-type="float">
            <text:p>107.57</text:p>
          </table:table-cell>
          <table:table-cell office:value-type="float" office:value="396.761083" calcext:value-type="float">
            <text:p>396.76</text:p>
          </table:table-cell>
          <table:table-cell table:style-name="ce23"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table:style-name="ce23" office:value-type="float" office:value="504.416751" calcext:value-type="float">
            <text:p>504.4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table:formula="of:=[.X67]-[.Y67]" office:value-type="float" office:value="111.84962" calcext:value-type="float">
            <text:p>111.85</text:p>
          </table:table-cell>
          <table:table-cell office:value-type="float" office:value="249.670784" calcext:value-type="float">
            <text:p>249.67</text:p>
          </table:table-cell>
          <table:table-cell table:style-name="ce23"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table:style-name="ce23" office:value-type="float" office:value="361.578184" calcext:value-type="float">
            <text:p>361.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3" table:formula="of:=[.X68]-[.Y68]" office:value-type="float" office:value="137.925629" calcext:value-type="float">
            <text:p>137.93</text:p>
          </table:table-cell>
          <table:table-cell office:value-type="float" office:value="300.526228" calcext:value-type="float">
            <text:p>300.53</text:p>
          </table:table-cell>
          <table:table-cell table:style-name="ce23"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table:style-name="ce23" office:value-type="float" office:value="438.499085" calcext:value-type="float">
            <text:p>438.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3" table:formula="of:=[.X69]-[.Y69]" office:value-type="float" office:value="147.566254" calcext:value-type="float">
            <text:p>147.57</text:p>
          </table:table-cell>
          <table:table-cell office:value-type="float" office:value="218.521981" calcext:value-type="float">
            <text:p>218.52</text:p>
          </table:table-cell>
          <table:table-cell table:style-name="ce23"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table:style-name="ce23" office:value-type="float" office:value="366.144225" calcext:value-type="float">
            <text:p>366.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3" table:formula="of:=[.X70]-[.Y70]" office:value-type="float" office:value="162.87338" calcext:value-type="float">
            <text:p>162.87</text:p>
          </table:table-cell>
          <table:table-cell office:value-type="float" office:value="158.123146" calcext:value-type="float">
            <text:p>158.12</text:p>
          </table:table-cell>
          <table:table-cell table:style-name="ce23"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table:style-name="ce23" office:value-type="float" office:value="321.030116" calcext:value-type="float">
            <text:p>321.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3" table:formula="of:=[.X71]-[.Y71]" office:value-type="float" office:value="171.849353" calcext:value-type="float">
            <text:p>171.85</text:p>
          </table:table-cell>
          <table:table-cell office:value-type="float" office:value="90.876755" calcext:value-type="float">
            <text:p>90.88</text:p>
          </table:table-cell>
          <table:table-cell table:style-name="ce23"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table:style-name="ce23" office:value-type="float" office:value="262.760194" calcext:value-type="float">
            <text:p>262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3" table:formula="of:=[.X72]-[.Y72]" office:value-type="float" office:value="199.345496" calcext:value-type="float">
            <text:p>199.35</text:p>
          </table:table-cell>
          <table:table-cell office:value-type="float" office:value="51.396887" calcext:value-type="float">
            <text:p>51.40</text:p>
          </table:table-cell>
          <table:table-cell table:style-name="ce23"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table:style-name="ce23" office:value-type="float" office:value="250.776578" calcext:value-type="float">
            <text:p>250.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3" table:formula="of:=[.X73]-[.Y73]" office:value-type="float" office:value="235.154581" calcext:value-type="float">
            <text:p>235.15</text:p>
          </table:table-cell>
          <table:table-cell office:value-type="float" office:value="42.016706" calcext:value-type="float">
            <text:p>42.02</text:p>
          </table:table-cell>
          <table:table-cell table:style-name="ce23"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table:style-name="ce23" office:value-type="float" office:value="277.183404" calcext:value-type="float">
            <text:p>277.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3" table:formula="of:=[.X74]-[.Y74]" office:value-type="float" office:value="235.506729" calcext:value-type="float">
            <text:p>235.51</text:p>
          </table:table-cell>
          <table:table-cell office:value-type="float" office:value="31.829016" calcext:value-type="float">
            <text:p>31.83</text:p>
          </table:table-cell>
          <table:table-cell table:style-name="ce23"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table:style-name="ce23" office:value-type="float" office:value="267.39203" calcext:value-type="float">
            <text:p>267.3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3" table:formula="of:=[.X75]-[.Y75]" office:value-type="float" office:value="240.330435" calcext:value-type="float">
            <text:p>240.33</text:p>
          </table:table-cell>
          <table:table-cell office:value-type="float" office:value="15.704012" calcext:value-type="float">
            <text:p>15.70</text:p>
          </table:table-cell>
          <table:table-cell table:style-name="ce23"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table:style-name="ce23" office:value-type="float" office:value="256.062503" calcext:value-type="float">
            <text:p>256.0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X76]-[.Y76]" office:value-type="float" office:value="288.708728" calcext:value-type="float">
            <text:p>288.71</text:p>
          </table:table-cell>
          <table:table-cell office:value-type="float" office:value="0.72854" calcext:value-type="float">
            <text:p>0.73</text:p>
          </table:table-cell>
          <table:table-cell table:style-name="ce23"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table:style-name="ce23" office:value-type="float" office:value="289.491952" calcext:value-type="float">
            <text:p>289.4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3" table:formula="of:=[.X77]-[.Y77]" office:value-type="float" office:value="351.7473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table:style-name="ce23"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table:style-name="ce23" office:value-type="float" office:value="351.810717" calcext:value-type="float">
            <text:p>351.8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X78]-[.Y78]" office:value-type="float" office:value="464.624341" calcext:value-type="float">
            <text:p>464.62</text:p>
          </table:table-cell>
          <table:table-cell office:value-type="float" office:value="0.001205" calcext:value-type="float">
            <text:p>0.00</text:p>
          </table:table-cell>
          <table:table-cell table:style-name="ce23"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table:style-name="ce23" office:value-type="float" office:value="464.722799" calcext:value-type="float">
            <text:p>464.7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3" table:formula="of:=[.X79]-[.Y79]" office:value-type="float" office:value="823.711644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table:style-name="ce23"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table:style-name="ce23" office:value-type="float" office:value="823.758913" calcext:value-type="float">
            <text:p>823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10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3]-[.Y103]" office:value-type="float" office:value="105.207575" calcext:value-type="float">
            <text:p>105.207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8.152171" calcext:value-type="float">
            <text:p>978.15</text:p>
          </table:table-cell>
          <table:table-cell office:value-type="float" office:value="872.944596" calcext:value-type="float">
            <text:p>872.94</text:p>
          </table:table-cell>
          <table:table-cell office:value-type="float" office:value="978.307094" calcext:value-type="float">
            <text:p>978.31</text:p>
          </table:table-cell>
          <table:table-cell office:value-type="float" office:value="0.02636" calcext:value-type="float">
            <text:p>0.03</text:p>
          </table:table-cell>
          <table:table-cell office:value-type="float" office:value="185.852043" calcext:value-type="float">
            <text:p>185.85</text:p>
          </table:table-cell>
          <table:table-cell office:value-type="float" office:value="792.411979" calcext:value-type="float">
            <text:p>792.41</text:p>
          </table:table-cell>
          <table:table-cell office:value-type="float" office:value="978.307261" calcext:value-type="float">
            <text:p>978.31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4]-[.Y104]" office:value-type="float" office:value="108.04058" calcext:value-type="float">
            <text:p>108.040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5.105948" calcext:value-type="float">
            <text:p>525.11</text:p>
          </table:table-cell>
          <table:table-cell office:value-type="float" office:value="417.065368" calcext:value-type="float">
            <text:p>417.07</text:p>
          </table:table-cell>
          <table:table-cell office:value-type="float" office:value="525.191128" calcext:value-type="float">
            <text:p>525.19</text:p>
          </table:table-cell>
          <table:table-cell office:value-type="float" office:value="0.038373" calcext:value-type="float">
            <text:p>0.04</text:p>
          </table:table-cell>
          <table:table-cell office:value-type="float" office:value="96.07204" calcext:value-type="float">
            <text:p>96.07</text:p>
          </table:table-cell>
          <table:table-cell office:value-type="float" office:value="429.05974" calcext:value-type="float">
            <text:p>429.06</text:p>
          </table:table-cell>
          <table:table-cell office:value-type="float" office:value="525.191304" calcext:value-type="float">
            <text:p>525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5]-[.Y105]" office:value-type="float" office:value="112.133718" calcext:value-type="float">
            <text:p>112.1337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7.531074" calcext:value-type="float">
            <text:p>377.53</text:p>
          </table:table-cell>
          <table:table-cell office:value-type="float" office:value="265.397356" calcext:value-type="float">
            <text:p>265.40</text:p>
          </table:table-cell>
          <table:table-cell office:value-type="float" office:value="377.604663" calcext:value-type="float">
            <text:p>377.60</text:p>
          </table:table-cell>
          <table:table-cell office:value-type="float" office:value="0.038334" calcext:value-type="float">
            <text:p>0.04</text:p>
          </table:table-cell>
          <table:table-cell office:value-type="float" office:value="69.059329" calcext:value-type="float">
            <text:p>69.06</text:p>
          </table:table-cell>
          <table:table-cell office:value-type="float" office:value="308.480286" calcext:value-type="float">
            <text:p>308.48</text:p>
          </table:table-cell>
          <table:table-cell office:value-type="float" office:value="377.604836" calcext:value-type="float">
            <text:p>377.6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6]-[.Y106]" office:value-type="float" office:value="144.145978" calcext:value-type="float">
            <text:p>144.145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1.723723" calcext:value-type="float">
            <text:p>471.72</text:p>
          </table:table-cell>
          <table:table-cell office:value-type="float" office:value="327.577745" calcext:value-type="float">
            <text:p>327.58</text:p>
          </table:table-cell>
          <table:table-cell office:value-type="float" office:value="471.791024" calcext:value-type="float">
            <text:p>471.79</text:p>
          </table:table-cell>
          <table:table-cell office:value-type="float" office:value="0.027215" calcext:value-type="float">
            <text:p>0.03</text:p>
          </table:table-cell>
          <table:table-cell office:value-type="float" office:value="189.563298" calcext:value-type="float">
            <text:p>189.56</text:p>
          </table:table-cell>
          <table:table-cell office:value-type="float" office:value="282.171098" calcext:value-type="float">
            <text:p>282.17</text:p>
          </table:table-cell>
          <table:table-cell office:value-type="float" office:value="471.791197" calcext:value-type="float">
            <text:p>471.7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7]-[.Y107]" office:value-type="float" office:value="150.454448" calcext:value-type="float">
            <text:p>150.4544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7.583555" calcext:value-type="float">
            <text:p>387.58</text:p>
          </table:table-cell>
          <table:table-cell office:value-type="float" office:value="237.129107" calcext:value-type="float">
            <text:p>237.13</text:p>
          </table:table-cell>
          <table:table-cell office:value-type="float" office:value="387.640177" calcext:value-type="float">
            <text:p>387.64</text:p>
          </table:table-cell>
          <table:table-cell office:value-type="float" office:value="0.027179" calcext:value-type="float">
            <text:p>0.03</text:p>
          </table:table-cell>
          <table:table-cell office:value-type="float" office:value="156.4975" calcext:value-type="float">
            <text:p>156.50</text:p>
          </table:table-cell>
          <table:table-cell office:value-type="float" office:value="231.085363" calcext:value-type="float">
            <text:p>231.09</text:p>
          </table:table-cell>
          <table:table-cell office:value-type="float" office:value="387.640352" calcext:value-type="float">
            <text:p>387.6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8]-[.Y108]" office:value-type="float" office:value="161.581504" calcext:value-type="float">
            <text:p>161.58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7.155753" calcext:value-type="float">
            <text:p>327.16</text:p>
          </table:table-cell>
          <table:table-cell office:value-type="float" office:value="165.574249" calcext:value-type="float">
            <text:p>165.57</text:p>
          </table:table-cell>
          <table:table-cell office:value-type="float" office:value="327.189917" calcext:value-type="float">
            <text:p>327.19</text:p>
          </table:table-cell>
          <table:table-cell office:value-type="float" office:value="0.024879" calcext:value-type="float">
            <text:p>0.02</text:p>
          </table:table-cell>
          <table:table-cell office:value-type="float" office:value="134.455687" calcext:value-type="float">
            <text:p>134.46</text:p>
          </table:table-cell>
          <table:table-cell office:value-type="float" office:value="192.675328" calcext:value-type="float">
            <text:p>192.68</text:p>
          </table:table-cell>
          <table:table-cell office:value-type="float" office:value="327.190087" calcext:value-type="float">
            <text:p>327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9]-[.Y109]" office:value-type="float" office:value="170.170189" calcext:value-type="float">
            <text:p>170.170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1.005783" calcext:value-type="float">
            <text:p>271.01</text:p>
          </table:table-cell>
          <table:table-cell office:value-type="float" office:value="100.835594" calcext:value-type="float">
            <text:p>100.84</text:p>
          </table:table-cell>
          <table:table-cell office:value-type="float" office:value="271.049156" calcext:value-type="float">
            <text:p>271.05</text:p>
          </table:table-cell>
          <table:table-cell office:value-type="float" office:value="0.028758" calcext:value-type="float">
            <text:p>0.03</text:p>
          </table:table-cell>
          <table:table-cell office:value-type="float" office:value="107.882977" calcext:value-type="float">
            <text:p>107.88</text:p>
          </table:table-cell>
          <table:table-cell office:value-type="float" office:value="163.111336" calcext:value-type="float">
            <text:p>163.11</text:p>
          </table:table-cell>
          <table:table-cell office:value-type="float" office:value="271.049346" calcext:value-type="float">
            <text:p>271.0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0]-[.Y110]" office:value-type="float" office:value="205.522995" calcext:value-type="float">
            <text:p>205.52299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1279" calcext:value-type="float">
            <text:p>274.13</text:p>
          </table:table-cell>
          <table:table-cell office:value-type="float" office:value="68.604905" calcext:value-type="float">
            <text:p>68.60</text:p>
          </table:table-cell>
          <table:table-cell office:value-type="float" office:value="274.15638" calcext:value-type="float">
            <text:p>274.16</text:p>
          </table:table-cell>
          <table:table-cell office:value-type="float" office:value="0.376264" calcext:value-type="float">
            <text:p>0.38</text:p>
          </table:table-cell>
          <table:table-cell office:value-type="float" office:value="107.911309" calcext:value-type="float">
            <text:p>107.91</text:p>
          </table:table-cell>
          <table:table-cell office:value-type="float" office:value="165.645736" calcext:value-type="float">
            <text:p>165.65</text:p>
          </table:table-cell>
          <table:table-cell office:value-type="float" office:value="274.15656" calcext:value-type="float">
            <text:p>274.16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1]-[.Y111]" office:value-type="float" office:value="223.059377" calcext:value-type="float">
            <text:p>223.0593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6.357546" calcext:value-type="float">
            <text:p>256.36</text:p>
          </table:table-cell>
          <table:table-cell office:value-type="float" office:value="33.298169" calcext:value-type="float">
            <text:p>33.30</text:p>
          </table:table-cell>
          <table:table-cell office:value-type="float" office:value="256.390015" calcext:value-type="float">
            <text:p>256.39</text:p>
          </table:table-cell>
          <table:table-cell office:value-type="float" office:value="7.788549" calcext:value-type="float">
            <text:p>7.79</text:p>
          </table:table-cell>
          <table:table-cell office:value-type="float" office:value="96.362657" calcext:value-type="float">
            <text:p>96.36</text:p>
          </table:table-cell>
          <table:table-cell office:value-type="float" office:value="151.811085" calcext:value-type="float">
            <text:p>151.81</text:p>
          </table:table-cell>
          <table:table-cell office:value-type="float" office:value="256.390181" calcext:value-type="float">
            <text:p>256.3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2]-[.Y112]" office:value-type="float" office:value="237.582774" calcext:value-type="float">
            <text:p>237.582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2.282509" calcext:value-type="float">
            <text:p>252.28</text:p>
          </table:table-cell>
          <table:table-cell office:value-type="float" office:value="14.699735" calcext:value-type="float">
            <text:p>14.70</text:p>
          </table:table-cell>
          <table:table-cell office:value-type="float" office:value="252.324671" calcext:value-type="float">
            <text:p>252.32</text:p>
          </table:table-cell>
          <table:table-cell office:value-type="float" office:value="41.655336" calcext:value-type="float">
            <text:p>41.66</text:p>
          </table:table-cell>
          <table:table-cell office:value-type="float" office:value="85.259338" calcext:value-type="float">
            <text:p>85.26</text:p>
          </table:table-cell>
          <table:table-cell office:value-type="float" office:value="125.306651" calcext:value-type="float">
            <text:p>125.31</text:p>
          </table:table-cell>
          <table:table-cell office:value-type="float" office:value="252.32482" calcext:value-type="float">
            <text:p>252.32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3]-[.Y113]" office:value-type="float" office:value="242.019487" calcext:value-type="float">
            <text:p>242.0194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296704" calcext:value-type="float">
            <text:p>260.30</text:p>
          </table:table-cell>
          <table:table-cell office:value-type="float" office:value="18.277217" calcext:value-type="float">
            <text:p>18.28</text:p>
          </table:table-cell>
          <table:table-cell office:value-type="float" office:value="260.337495" calcext:value-type="float">
            <text:p>260.34</text:p>
          </table:table-cell>
          <table:table-cell office:value-type="float" office:value="20.809704" calcext:value-type="float">
            <text:p>20.81</text:p>
          </table:table-cell>
          <table:table-cell office:value-type="float" office:value="90.880732" calcext:value-type="float">
            <text:p>90.88</text:p>
          </table:table-cell>
          <table:table-cell office:value-type="float" office:value="148.511779" calcext:value-type="float">
            <text:p>148.51</text:p>
          </table:table-cell>
          <table:table-cell office:value-type="float" office:value="260.337674" calcext:value-type="float">
            <text:p>260.3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4]-[.Y114]" office:value-type="float" office:value="291.510575" calcext:value-type="float">
            <text:p>291.510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722211" calcext:value-type="float">
            <text:p>292.72</text:p>
          </table:table-cell>
          <table:table-cell office:value-type="float" office:value="1.211636" calcext:value-type="float">
            <text:p>1.21</text:p>
          </table:table-cell>
          <table:table-cell office:value-type="float" office:value="292.752543" calcext:value-type="float">
            <text:p>292.75</text:p>
          </table:table-cell>
          <table:table-cell office:value-type="float" office:value="66.965785" calcext:value-type="float">
            <text:p>66.97</text:p>
          </table:table-cell>
          <table:table-cell office:value-type="float" office:value="89.060581" calcext:value-type="float">
            <text:p>89.06</text:p>
          </table:table-cell>
          <table:table-cell office:value-type="float" office:value="136.540543" calcext:value-type="float">
            <text:p>136.54</text:p>
          </table:table-cell>
          <table:table-cell office:value-type="float" office:value="292.752732" calcext:value-type="float">
            <text:p>292.7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5]-[.Y115]" office:value-type="float" office:value="351.983838" calcext:value-type="float">
            <text:p>351.983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034381" calcext:value-type="float">
            <text:p>352.03</text:p>
          </table:table-cell>
          <table:table-cell office:value-type="float" office:value="0.050543" calcext:value-type="float">
            <text:p>0.05</text:p>
          </table:table-cell>
          <table:table-cell office:value-type="float" office:value="352.09742" calcext:value-type="float">
            <text:p>352.10</text:p>
          </table:table-cell>
          <table:table-cell office:value-type="float" office:value="182.16188" calcext:value-type="float">
            <text:p>182.16</text:p>
          </table:table-cell>
          <table:table-cell office:value-type="float" office:value="66.771381" calcext:value-type="float">
            <text:p>66.77</text:p>
          </table:table-cell>
          <table:table-cell office:value-type="float" office:value="103.11361" calcext:value-type="float">
            <text:p>103.11</text:p>
          </table:table-cell>
          <table:table-cell office:value-type="float" office:value="352.097589" calcext:value-type="float">
            <text:p>352.1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6]-[.Y116]" office:value-type="float" office:value="464.845235" calcext:value-type="float">
            <text:p>464.8452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846187" calcext:value-type="float">
            <text:p>464.85</text:p>
          </table:table-cell>
          <table:table-cell office:value-type="float" office:value="0.000952" calcext:value-type="float">
            <text:p>0.00</text:p>
          </table:table-cell>
          <table:table-cell office:value-type="float" office:value="464.929097" calcext:value-type="float">
            <text:p>464.93</text:p>
          </table:table-cell>
          <table:table-cell office:value-type="float" office:value="340.377872" calcext:value-type="float">
            <text:p>340.38</text:p>
          </table:table-cell>
          <table:table-cell office:value-type="float" office:value="46.252035" calcext:value-type="float">
            <text:p>46.25</text:p>
          </table:table-cell>
          <table:table-cell office:value-type="float" office:value="78.284195" calcext:value-type="float">
            <text:p>78.28</text:p>
          </table:table-cell>
          <table:table-cell office:value-type="float" office:value="464.929348" calcext:value-type="float">
            <text:p>464.9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7]-[.Y117]" office:value-type="float" office:value="833.23612" calcext:value-type="float">
            <text:p>833.23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3.236681" calcext:value-type="float">
            <text:p>833.24</text:p>
          </table:table-cell>
          <table:table-cell office:value-type="float" office:value="0.000561" calcext:value-type="float">
            <text:p>0.00</text:p>
          </table:table-cell>
          <table:table-cell office:value-type="float" office:value="833.283977" calcext:value-type="float">
            <text:p>833.28</text:p>
          </table:table-cell>
          <table:table-cell office:value-type="float" office:value="745.237188" calcext:value-type="float">
            <text:p>745.24</text:p>
          </table:table-cell>
          <table:table-cell office:value-type="float" office:value="22.446578" calcext:value-type="float">
            <text:p>22.45</text:p>
          </table:table-cell>
          <table:table-cell office:value-type="float" office:value="65.5489" calcext:value-type="float">
            <text:p>65.55</text:p>
          </table:table-cell>
          <table:table-cell office:value-type="float" office:value="833.284114" calcext:value-type="float">
            <text:p>833.2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23642" calcext:value-type="float">
            <text:p>0.024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4167" calcext:value-type="float">
            <text:p>0.104</text:p>
          </table:table-cell>
          <table:table-cell table:style-name="ce26" office:value-type="float" office:value="0.029524" calcext:value-type="float">
            <text:p>0.030</text:p>
          </table:table-cell>
          <table:table-cell table:style-name="ce26" office:value-type="float" office:value="0.049256" calcext:value-type="float">
            <text:p>0.049</text:p>
          </table:table-cell>
          <table:table-cell table:style-name="ce26" office:value-type="float" office:value="0.022859" calcext:value-type="float">
            <text:p>0.023</text:p>
          </table:table-cell>
          <table:table-cell table:style-name="ce26" office:value-type="float" office:value="0.10435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026605" calcext:value-type="float">
            <text:p>0.027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2301" calcext:value-type="float">
            <text:p>0.102</text:p>
          </table:table-cell>
          <table:table-cell table:style-name="ce26" office:value-type="float" office:value="0.032517" calcext:value-type="float">
            <text:p>0.033</text:p>
          </table:table-cell>
          <table:table-cell table:style-name="ce26" office:value-type="float" office:value="0.049239" calcext:value-type="float">
            <text:p>0.049</text:p>
          </table:table-cell>
          <table:table-cell table:style-name="ce26" office:value-type="float" office:value="0.020184" calcext:value-type="float">
            <text:p>0.020</text:p>
          </table:table-cell>
          <table:table-cell table:style-name="ce26" office:value-type="float" office:value="0.102438" calcext:value-type="float">
            <text:p>0.10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029892" calcext:value-type="float">
            <text:p>0.030</text:p>
          </table:table-cell>
          <table:table-cell table:style-name="ce26" office:value-type="float" office:value="0.000001" calcext:value-type="float">
            <text:p>0.000</text:p>
          </table:table-cell>
          <table:table-cell table:style-name="ce26" office:value-type="float" office:value="0.103568" calcext:value-type="float">
            <text:p>0.104</text:p>
          </table:table-cell>
          <table:table-cell table:style-name="ce26" office:value-type="float" office:value="0.036129" calcext:value-type="float">
            <text:p>0.036</text:p>
          </table:table-cell>
          <table:table-cell table:style-name="ce26" office:value-type="float" office:value="0.049064" calcext:value-type="float">
            <text:p>0.049</text:p>
          </table:table-cell>
          <table:table-cell table:style-name="ce26" office:value-type="float" office:value="0.017963" calcext:value-type="float">
            <text:p>0.018</text:p>
          </table:table-cell>
          <table:table-cell table:style-name="ce26" office:value-type="float" office:value="0.103748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035462" calcext:value-type="float">
            <text:p>0.035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7764" calcext:value-type="float">
            <text:p>0.108</text:p>
          </table:table-cell>
          <table:table-cell table:style-name="ce26" office:value-type="float" office:value="0.042136" calcext:value-type="float">
            <text:p>0.042</text:p>
          </table:table-cell>
          <table:table-cell table:style-name="ce26" office:value-type="float" office:value="0.048637" calcext:value-type="float">
            <text:p>0.049</text:p>
          </table:table-cell>
          <table:table-cell table:style-name="ce26" office:value-type="float" office:value="0.016401" calcext:value-type="float">
            <text:p>0.016</text:p>
          </table:table-cell>
          <table:table-cell table:style-name="ce26" office:value-type="float" office:value="0.107936" calcext:value-type="float">
            <text:p>0.10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3671" calcext:value-type="float">
            <text:p>0.34</text:p>
          </table:table-cell>
          <table:table-cell office:value-type="float" office:value="0.059274" calcext:value-type="float">
            <text:p>0.06</text:p>
          </table:table-cell>
          <table:table-cell office:value-type="float" office:value="0.368977" calcext:value-type="float">
            <text:p>0.37</text:p>
          </table:table-cell>
          <table:table-cell office:value-type="float" office:value="0.032401" calcext:value-type="float">
            <text:p>0.03</text:p>
          </table:table-cell>
          <table:table-cell office:value-type="float" office:value="0.104025" calcext:value-type="float">
            <text:p>0.10</text:p>
          </table:table-cell>
          <table:table-cell office:value-type="float" office:value="0.231844" calcext:value-type="float">
            <text:p>0.23</text:p>
          </table:table-cell>
          <table:table-cell office:value-type="float" office:value="0.369157" calcext:value-type="float">
            <text:p>0.37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36118" calcext:value-type="float">
            <text:p>0.34</text:p>
          </table:table-cell>
          <table:table-cell office:value-type="float" office:value="0.024865" calcext:value-type="float">
            <text:p>0.02</text:p>
          </table:table-cell>
          <table:table-cell office:value-type="float" office:value="0.381656" calcext:value-type="float">
            <text:p>0.38</text:p>
          </table:table-cell>
          <table:table-cell office:value-type="float" office:value="0.053126" calcext:value-type="float">
            <text:p>0.05</text:p>
          </table:table-cell>
          <table:table-cell office:value-type="float" office:value="0.108265" calcext:value-type="float">
            <text:p>0.11</text:p>
          </table:table-cell>
          <table:table-cell office:value-type="float" office:value="0.219774" calcext:value-type="float">
            <text:p>0.22</text:p>
          </table:table-cell>
          <table:table-cell office:value-type="float" office:value="0.381794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63838" calcext:value-type="float">
            <text:p>0.36</text:p>
          </table:table-cell>
          <table:table-cell office:value-type="float" office:value="0.019868" calcext:value-type="float">
            <text:p>0.02</text:p>
          </table:table-cell>
          <table:table-cell office:value-type="float" office:value="0.393288" calcext:value-type="float">
            <text:p>0.39</text:p>
          </table:table-cell>
          <table:table-cell office:value-type="float" office:value="0.095536" calcext:value-type="float">
            <text:p>0.10</text:p>
          </table:table-cell>
          <table:table-cell office:value-type="float" office:value="0.102207" calcext:value-type="float">
            <text:p>0.10</text:p>
          </table:table-cell>
          <table:table-cell office:value-type="float" office:value="0.19511" calcext:value-type="float">
            <text:p>0.20</text:p>
          </table:table-cell>
          <table:table-cell office:value-type="float" office:value="0.393456" calcext:value-type="float">
            <text:p>0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09333" calcext:value-type="float">
            <text:p>0.41</text:p>
          </table:table-cell>
          <table:table-cell office:value-type="float" office:value="0.014804" calcext:value-type="float">
            <text:p>0.01</text:p>
          </table:table-cell>
          <table:table-cell office:value-type="float" office:value="0.437476" calcext:value-type="float">
            <text:p>0.44</text:p>
          </table:table-cell>
          <table:table-cell office:value-type="float" office:value="0.161713" calcext:value-type="float">
            <text:p>0.16</text:p>
          </table:table-cell>
          <table:table-cell office:value-type="float" office:value="0.0989" calcext:value-type="float">
            <text:p>0.10</text:p>
          </table:table-cell>
          <table:table-cell office:value-type="float" office:value="0.176449" calcext:value-type="float">
            <text:p>0.18</text:p>
          </table:table-cell>
          <table:table-cell office:value-type="float" office:value="0.437652" calcext:value-type="float">
            <text:p>0.44</text:p>
          </table:table-cell>
          <table:table-cell table:number-columns-repeated="8"/>
        </table:table-row>
      </table:table>
      <table:table table:name="2DArray-test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1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8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4</text:p>
          </table:table-cell>
          <table:table-cell table:formula="of:=((10000*10000*5000*8)/1000000)/[.B25]" office:value-type="float" office:value="4670.50714607268" calcext:value-type="float">
            <text:p>4670.5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</text:p>
          </table:table-cell>
          <table:table-cell table:formula="of:=((10000*10000*5000*8)/1000000)/[.B26]" office:value-type="float" office:value="8979.20601307975" calcext:value-type="float">
            <text:p>8979.2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</text:p>
          </table:table-cell>
          <table:table-cell table:formula="of:=((10000*10000*5000*8)/1000000)/[.B27]" office:value-type="float" office:value="13057.2794220159" calcext:value-type="float">
            <text:p>13057.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2</text:p>
          </table:table-cell>
          <table:table-cell table:formula="of:=((10000*10000*5000*8)/1000000)/[.B28]" office:value-type="float" office:value="16876.450652233" calcext:value-type="float">
            <text:p>16876.4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1</text:p>
          </table:table-cell>
          <table:table-cell table:formula="of:=((10000*10000*5000*8)/1000000)/[.B29]" office:value-type="float" office:value="20511.9229321109" calcext:value-type="float">
            <text:p>20511.9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8</text:p>
          </table:table-cell>
          <table:table-cell table:formula="of:=((10000*10000*5000*8)/1000000)/[.B30]" office:value-type="float" office:value="24172.7682863336" calcext:value-type="float">
            <text:p>24172.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3.00</text:p>
          </table:table-cell>
          <table:table-cell table:formula="of:=((10000*10000*5000*8)/1000000)/[.B31]" office:value-type="float" office:value="26143.9654845276" calcext:value-type="float">
            <text:p>26143.9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</text:p>
          </table:table-cell>
          <table:table-cell table:formula="of:=((10000*10000*5000*8)/1000000)/[.B32]" office:value-type="float" office:value="27059.6758057362" calcext:value-type="float">
            <text:p>27059.6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4</text:p>
          </table:table-cell>
          <table:table-cell table:formula="of:=((10000*10000*5000*8)/1000000)/[.B33]" office:value-type="float" office:value="27334.5023161036" calcext:value-type="float">
            <text:p>27334.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3</text:p>
          </table:table-cell>
          <table:table-cell table:formula="of:=((10000*10000*5000*8)/1000000)/[.B34]" office:value-type="float" office:value="29021.3604032588" calcext:value-type="float">
            <text:p>29021.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</text:p>
          </table:table-cell>
          <table:table-cell table:formula="of:=((10000*10000*5000*8)/1000000)/[.B35]" office:value-type="float" office:value="29695.0065960776" calcext:value-type="float">
            <text:p>29695.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</text:p>
          </table:table-cell>
          <table:table-cell table:formula="of:=((10000*10000*5000*8)/1000000)/[.B36]" office:value-type="float" office:value="29917.4772015548" calcext:value-type="float">
            <text:p>29917.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1</text:p>
          </table:table-cell>
          <table:table-cell table:formula="of:=((10000*10000*5000*8)/1000000)/[.B37]" office:value-type="float" office:value="30533.1843578558" calcext:value-type="float">
            <text:p>30533.1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</text:p>
          </table:table-cell>
          <table:table-cell table:formula="of:=((10000*10000*5000*8)/1000000)/[.B38]" office:value-type="float" office:value="31263.7159783944" calcext:value-type="float">
            <text:p>31263.7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40</text:p>
          </table:table-cell>
          <table:table-cell table:formula="of:=((10000*10000*5000*8)/1000000)/[.B39]" office:value-type="float" office:value="31153.0432111168" calcext:value-type="float">
            <text:p>31153.0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</text:p>
          </table:table-cell>
          <table:table-cell table:formula="of:=((10000*10000*5000*8)/1000000)/[.B40]" office:value-type="float" office:value="31217.9274817534" calcext:value-type="float">
            <text:p>31217.93</text:p>
          </table:table-cell>
          <table:table-cell table:number-columns-repeated="14"/>
        </table:table-row>
      </table:table>
      <table:table table:name="NVM_2_kla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ce18"/>
        <table:table-column table:style-name="co16" table:default-cell-style-name="ce18"/>
        <table:table-column table:style-name="co12" table:default-cell-style-name="ce18"/>
        <table:table-column table:style-name="co25" table:default-cell-style-name="ce18"/>
        <table:table-column table:style-name="co26" table:default-cell-style-name="ce18"/>
        <table:table-column table:style-name="co24" table:default-cell-style-name="ce18"/>
        <table:table-column table:style-name="co17" table:default-cell-style-name="ce18"/>
        <table:table-row table:style-name="ro1"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05.100515" calcext:value-type="float">
            <text:p>105.10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07.85785" calcext:value-type="float">
            <text:p>107.86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11.093945" calcext:value-type="float">
            <text:p>111.09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28.948093" calcext:value-type="float">
            <text:p>128.95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51.410891" calcext:value-type="float">
            <text:p>151.41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61.984013" calcext:value-type="float">
            <text:p>161.98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75.999155" calcext:value-type="float">
            <text:p>176.00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4.510031" calcext:value-type="float">
            <text:p>224.51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21.753742" calcext:value-type="float">
            <text:p>221.7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46.761261" calcext:value-type="float">
            <text:p>246.76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41.421745" calcext:value-type="float">
            <text:p>241.4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291.973009" calcext:value-type="float">
            <text:p>291.97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339.153393" calcext:value-type="float">
            <text:p>339.1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466.632205" calcext:value-type="float">
            <text:p>466.63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822.067512" calcext:value-type="float">
            <text:p>822.07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/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table:style-name="Default" table:number-columns-repeated="2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74.840342" calcext:value-type="float">
            <text:p>774.8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87.082936" calcext:value-type="float">
            <text:p>87.08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9.095258" calcext:value-type="float">
            <text:p>419.1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60.280252" calcext:value-type="float">
            <text:p>60.28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99.396796" calcext:value-type="float">
            <text:p>299.4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128.0793" calcext:value-type="float">
            <text:p>128.0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58.410536" calcext:value-type="float">
            <text:p>258.4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68.524446" calcext:value-type="float">
            <text:p>168.52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6.550813" calcext:value-type="float">
            <text:p>226.5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41.201949" calcext:value-type="float">
            <text:p>141.20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89.58812" calcext:value-type="float">
            <text:p>189.5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23.406878" calcext:value-type="float">
            <text:p>123.41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1.973868" calcext:value-type="float">
            <text:p>161.9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124.277603" calcext:value-type="float">
            <text:p>124.28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91.809105" calcext:value-type="float">
            <text:p>191.8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6.303001" calcext:value-type="float">
            <text:p>96.3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42.023026" calcext:value-type="float">
            <text:p>142.0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98.716908" calcext:value-type="float">
            <text:p>98.72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45.043584" calcext:value-type="float">
            <text:p>145.04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89.868802" calcext:value-type="float">
            <text:p>89.8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2.719697" calcext:value-type="float">
            <text:p>142.7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87.668808" calcext:value-type="float">
            <text:p>87.67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6.393875" calcext:value-type="float">
            <text:p>136.39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8.139568" calcext:value-type="float">
            <text:p>58.14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95.075827" calcext:value-type="float">
            <text:p>95.08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56.014753" calcext:value-type="float">
            <text:p>56.01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8.262658" calcext:value-type="float">
            <text:p>78.2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22.10723" calcext:value-type="float">
            <text:p>22.11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429876" calcext:value-type="float">
            <text:p>63.43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/>
          <table:table-cell table:style-name="Default" table:number-columns-repeated="2"/>
          <table:table-cell table:number-columns-repeated="14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14"/>
          <table:table-cell table:formula="of:=[.X65]-[.Y65]" office:value-type="float" office:value="106.47724" calcext:value-type="float">
            <text:p>106.47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14"/>
          <table:table-cell table:formula="of:=[.X66]-[.Y66]" office:value-type="float" office:value="107.572792" calcext:value-type="float">
            <text:p>107.5727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14"/>
          <table:table-cell table:formula="of:=[.X67]-[.Y67]" office:value-type="float" office:value="111.84962" calcext:value-type="float">
            <text:p>111.849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14"/>
          <table:table-cell table:formula="of:=[.X68]-[.Y68]" office:value-type="float" office:value="137.925629" calcext:value-type="float">
            <text:p>137.9256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69]-[.Y69]" office:value-type="float" office:value="147.566254" calcext:value-type="float">
            <text:p>147.56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0]-[.Y70]" office:value-type="float" office:value="162.87338" calcext:value-type="float">
            <text:p>162.87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1]-[.Y71]" office:value-type="float" office:value="171.849353" calcext:value-type="float">
            <text:p>171.849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2]-[.Y72]" office:value-type="float" office:value="199.345496" calcext:value-type="float">
            <text:p>199.3454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3]-[.Y73]" office:value-type="float" office:value="235.154581" calcext:value-type="float">
            <text:p>235.1545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4]-[.Y74]" office:value-type="float" office:value="235.506729" calcext:value-type="float">
            <text:p>235.5067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5]-[.Y75]" office:value-type="float" office:value="240.330435" calcext:value-type="float">
            <text:p>240.3304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6]-[.Y76]" office:value-type="float" office:value="288.708728" calcext:value-type="float">
            <text:p>288.708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7]-[.Y77]" office:value-type="float" office:value="351.7473" calcext:value-type="float">
            <text:p>351.74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8]-[.Y78]" office:value-type="float" office:value="464.624341" calcext:value-type="float">
            <text:p>464.624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9]-[.Y79]" office:value-type="float" office:value="823.711644" calcext:value-type="float">
            <text:p>823.711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</table:table>
      <table:table table:name="NVDIMM_Analyze_only" table:style-name="ta1">
        <table:table-column table:style-name="co1" table:number-columns-repeated="2" table:default-cell-style-name="Default"/>
        <table:table-column table:style-name="co1" table:default-cell-style-name="ce1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12.952733" calcext:value-type="float">
            <text:p>912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7.37539" calcext:value-type="float">
            <text:p>417.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.173606" calcext:value-type="float">
            <text:p>277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7.332826" calcext:value-type="float">
            <text:p>217.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.669372" calcext:value-type="float">
            <text:p>17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.404115" calcext:value-type="float">
            <text:p>188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.927689" calcext:value-type="float">
            <text:p>233.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4.640736" calcext:value-type="float">
            <text:p>234.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0.508553" calcext:value-type="float">
            <text:p>220.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.1043" calcext:value-type="float">
            <text:p>207.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8.313821" calcext:value-type="float">
            <text:p>188.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.65204" calcext:value-type="float">
            <text:p>188.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.078407" calcext:value-type="float">
            <text:p>174.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628943" calcext:value-type="float">
            <text:p>168.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.058782" calcext:value-type="float">
            <text:p>16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2.09846" calcext:value-type="float">
            <text:p>162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13:57.438871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6-10T15:24:35.719119030</dc:date>
    <meta:editing-duration>P8DT22H49M45S</meta:editing-duration>
    <meta:editing-cycles>58</meta:editing-cycles>
    <meta:generator>LibreOffice/7.0.6.2$Linux_X86_64 LibreOffice_project/00$Build-2</meta:generator>
    <meta:document-statistic meta:table-count="8" meta:cell-count="4736" meta:object-count="0"/>
  </office:meta>
</office:document-meta>
</file>